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italic" style:font-style-asian="italic" style:font-style-complex="italic"/>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Text_20_body">
      <style:paragraph-properties fo:text-align="justify" style:justify-single-word="false"/>
      <style:text-properties fo:font-style="italic" style:font-style-asian="italic" style:font-style-complex="italic"/>
    </style:style>
    <style:style style:name="P5" style:family="paragraph" style:parent-style-name="Text_20_body">
      <style:paragraph-properties fo:text-align="justify" style:justify-single-word="false"/>
      <style:text-properties fo:font-style="italic" officeooo:rsid="00117ed8" officeooo:paragraph-rsid="00117ed8" style:font-style-asian="italic" style:font-style-complex="italic"/>
    </style:style>
    <style:style style:name="P6" style:family="paragraph" style:parent-style-name="Text_20_body">
      <style:paragraph-properties fo:text-align="justify" style:justify-single-word="false"/>
      <style:text-properties fo:font-style="italic" officeooo:rsid="00132734" officeooo:paragraph-rsid="00132734" style:font-style-asian="italic" style:font-style-complex="italic"/>
    </style:style>
    <style:style style:name="P7" style:family="paragraph" style:parent-style-name="Heading_20_1" style:master-page-name="MP0">
      <style:paragraph-properties fo:text-align="justify" style:justify-single-word="false" style:page-number="auto" fo:break-before="page"/>
      <style:text-properties fo:font-style="normal" style:font-style-asian="normal" style:font-style-complex="normal"/>
    </style:style>
    <style:style style:name="P8" style:family="paragraph" style:parent-style-name="Heading_20_1">
      <style:paragraph-properties fo:text-align="justify" style:justify-single-word="false" fo:break-before="page"/>
      <style:text-properties fo:font-style="italic" style:font-style-asian="italic" style:font-style-complex="italic"/>
    </style:style>
    <style:style style:name="P9" style:family="paragraph" style:parent-style-name="Heading_20_2">
      <style:paragraph-properties fo:text-align="justify" style:justify-single-word="false"/>
      <style:text-properties fo:font-style="italic" style:font-style-asian="italic" style:font-style-complex="italic"/>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fo:font-style="normal" style:font-style-asian="normal" style:font-style-complex="normal"/>
    </style:style>
    <style:style style:name="T2" style:family="text">
      <style:text-properties style:text-position="super 67%" fo:font-style="normal" style:font-style-asian="normal" style:font-style-complex="normal"/>
    </style:style>
    <style:style style:name="T3" style:family="text">
      <style:text-properties style:use-window-font-color="true" fo:font-style="normal" style:font-style-asian="normal" style:font-style-complex="normal"/>
    </style:style>
    <style:style style:name="T4" style:family="text">
      <style:text-properties style:use-window-font-color="true" fo:font-style="normal" officeooo:rsid="000b3671" style:font-style-asian="normal" style:font-style-complex="normal"/>
    </style:style>
    <style:style style:name="T5" style:family="text">
      <style:text-properties style:text-line-through-style="none" style:text-line-through-type="none" fo:font-style="normal" style:text-underline-mode="continuous" style:text-overline-mode="continuous" style:text-line-through-mode="continuous" style:font-style-asian="normal" style:font-style-complex="normal"/>
    </style:style>
    <style:style style:name="T6" style:family="text">
      <style:text-properties fo:font-style="normal" style:font-style-asian="normal" style:font-style-complex="normal"/>
    </style:style>
    <style:style style:name="T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Introduction.</text:h>
      <text:p text:style-name="P1"><text:span text:style-name="T3">7 milliard de personnes </text:span><text:span text:style-name="Police_20_par_20_défaut"><text:span text:style-name="T3">dans le monde et</text:span></text:span><text:span text:style-name="Police_20_par_20_défaut"><text:span text:style-name="T1"> </text:span></text:span><text:span text:style-name="T6">1 milliard de véhicules !</text:span></text:p>
      <text:p text:style-name="P1"><text:span text:style-name="T6">En 1668, Ferdinand VERBIEST fabrique </text:span><text:span text:style-name="Police_20_par_20_défaut"><text:span text:style-name="T3">l’ancêtre de ce qu’on appelle aujourd’hui « la voiture » :</text:span></text:span><text:span text:style-name="Police_20_par_20_défaut"><text:span text:style-name="T1"> </text:span></text:span><text:span text:style-name="T6">un véhicule automobile, considéré davantage comme un jouet, qui est équipé d’une roue à aubes, d’engrenages et de petites roues. </text:span></text:p>
      <text:p text:style-name="P1"><text:span text:style-name="T6">Évoluer et progresser est dans la nature de l'homme </text:span><text:span text:style-name="Police_20_par_20_défaut"><text:span text:style-name="T3">ce qui explique la</text:span></text:span><text:span text:style-name="T6"> révolution des transports du 20</text:span><text:span text:style-name="Police_20_par_20_défaut"><text:span text:style-name="T2">ème</text:span></text:span><text:span text:style-name="T6"> siècle</text:span><text:span text:style-name="Police_20_par_20_défaut"><text:span text:style-name="T1">. </text:span></text:span><text:span text:style-name="Police_20_par_20_défaut"><text:span text:style-name="T3">L</text:span></text:span><text:span text:style-name="T3">'automobile</text:span><text:span text:style-name="T6">, </text:span><text:span text:style-name="Police_20_par_20_défaut"><text:span text:style-name="T3">véhicule à moteur permettant de transporter des personnes ou des choses,</text:span></text:span><text:span text:style-name="Police_20_par_20_défaut"><text:span text:style-name="T1"> </text:span></text:span><text:span text:style-name="T6">s'est</text:span><text:span text:style-name="T3"> </text:span><text:span text:style-name="Police_20_par_20_défaut"><text:span text:style-name="T3">alors</text:span></text:span><text:span text:style-name="T3"> rapidement imposée comme le principal </text:span><text:span text:style-name="Police_20_par_20_défaut"><text:span text:style-name="T3">moyen</text:span></text:span><text:span text:style-name="T3"> de déplacement dans les grandes agglomérations des pays occidentaux. Ainsi, </text:span><text:span text:style-name="Police_20_par_20_défaut"><text:span text:style-name="T3">depuis sa création</text:span></text:span><text:span text:style-name="T3">, le moyen de déplacement prédominant c'est la voiture !</text:span></text:p>
      <text:p text:style-name="P1"><text:span text:style-name="Police_20_par_20_défaut"><text:span text:style-name="T3">Toujours dans la même idée de progrès, les dernières décennies ont permis l’essor des nouvelles technologies appliquées dans toutes sortes de domaines. L’automobile n’est pas laissée de côté et </text:span></text:span><text:span text:style-name="T6"><text:s/>les nouvelles technologies dans les voitures se multiplient depuis plus de 10 ans. Souvent, ces innovations ont pour but d’optimiser la sécurité du conducteur et des passagers, mais également d’améliorer leur confort. Cela va des aides à la conduite, </text:span><text:span text:style-name="Police_20_par_20_défaut"><text:span text:style-name="T3">comme par exemple </text:span></text:span><text:span text:style-name="T3">la possibilité que les phares de votre voiture </text:span><text:span text:style-name="T4">s’allument dès que la luminosité extérieure est basse,</text:span><text:span text:style-name="T6"> aux systèmes multimédias embarqués qui permet</text:span><text:span text:style-name="Police_20_par_20_défaut"><text:span text:style-name="T3">tent</text:span></text:span><text:span text:style-name="T6"> de relier vos objets connectés à votre voiture. </text:span></text:p>
      <text:p text:style-name="P1"><text:span text:style-name="Police_20_par_20_défaut"><text:span text:style-name="T3">Nous constatons que la</text:span></text:span><text:span text:style-name="Police_20_par_20_défaut"><text:span text:style-name="T1"> </text:span></text:span><text:span text:style-name="T6">prochaine vague d’innovations technologiques pour les voitures va désormais se focaliser sur </text:span><text:span text:style-name="Police_20_par_20_défaut"><text:span text:style-name="T3">un tout autre</text:span></text:span><text:span text:style-name="T6"> type d’assistance. Actuellement la voiture est capable de faire votre créneau sans que vous n’ayez besoin de toucher à votre volant <text:s/>pour vous garer et bientôt elle sera capable de vous déplacer d’un point A à un point B en toute sécurité. Pour cela il y a une bataille entre les constructeurs afin d’être le premier à sortir le modèle parfaitement autonome. Les premiers véhicules autonomes commercialisés apparaîtront à partir de 2020, promettent </text:span><text:span text:style-name="Police_20_par_20_défaut"><text:span text:style-name="T4">de grands noms de l’automobile.</text:span></text:span></text:p>
      <text:p text:style-name="P1"><text:span text:style-name="T3">C’est dans </text:span><text:span text:style-name="Police_20_par_20_défaut"><text:span text:style-name="T3">l’</text:span></text:span><text:span text:style-name="T3">optique </text:span><text:span text:style-name="Police_20_par_20_défaut"><text:span text:style-name="T3">de participer à cette constante évolution</text:span></text:span><text:span text:style-name="T3"> que nous nous sommes intéressés </text:span><text:span text:style-name="Police_20_par_20_défaut"><text:span text:style-name="T3">à</text:span></text:span><text:span text:style-name="T6"> la voiture autonome. Tout d’abord nous nous sommes penchés sur son fonctionnement</text:span><text:span text:style-name="Police_20_par_20_défaut"><text:span text:style-name="T5">,</text:span></text:span><text:span text:style-name="T6"> </text:span><text:span text:style-name="Police_20_par_20_défaut"><text:span text:style-name="T3">car nous souhaitions </text:span></text:span><text:span text:style-name="T3">comprendre le principe d’une voiture qui serait capable de se déplacer </text:span><text:span text:style-name="Police_20_par_20_défaut"><text:span text:style-name="T3">seule</text:span></text:span><text:span text:style-name="T3"> dans un environnement autoroutier. </text:span></text:p>
      <text:p text:style-name="P3">Dans ce projet, nous avons voulu créer une voiture intelligente qui serait capable de reconnaître les panneaux de signalisation et de se mouvoir en conséquence tout en analysant la situation périphérique. </text:p>
      <text:h text:style-name="P8" text:outline-level="1"><office:annotation><dc:creator>Tiona Ralijaona</dc:creator><dc:date>2017-01-11T15:09:42</dc:date><loext:sender-initials>TR</loext:sender-initials><text:p text:style-name="P10"><text:span text:style-name="T7">j’ai commencé une partie mais bien à détailler encore plus...</text:span></text:p></office:annotation>Traitement d’image.</text:h>
      <text:p text:style-name="P2">Le traitement d'images est une discipline de l'informatique et des mathématiques appliquées qui étudie les images numériques et leurs transformations, dans le but d'améliorer leur qualité ou d'en extraire de l'information. Il existe plusieurs technique de traitement d’images. Ci dessous plusieurs technique que nous avons retenu afin de réaliser ce projet cependant nous avons décidé d’en retenir qu’un seul</text:p>
      <text:h text:style-name="P9" text:outline-level="2">Google Vision.</text:h>
      <text:p text:style-name="P2">C’est une api qui va analyser les images envoyés et nous retourner un document en format JSON. Suite à cela, nous analysons ce JSON qui sera au préalable indenté afin d’améliorer la lecture. Ensuite nous récupérons les informations nécessaire à l’aide de clés identifiées qui contient les données nécessaire. Nous avons choisi cette api pour .</text:p>
      <text:p text:style-name="P2"/>
      <text:p text:style-name="P5">1) Presentation du p-tut</text:p>
      <text:p text:style-name="P5">2) Cahier des charge</text:p>
      <text:p text:style-name="P5">3) Presentation de travail mener le semestre dernier</text:p>
      <text:p text:style-name="P5">4) API google</text:p>
      <text:p text:style-name="P5">5) OpenCV ( Si j'ai fini)</text:p>
      <text:p text:style-name="P6">6) Bilan</text:p>
      <text:p text:style-name="P6">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5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Ré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dc:creator>Erathriel </dc:creator>
    <meta:creation-date>2017-01-11T07:59:00Z</meta:creation-date>
    <dc:date>2017-01-12T19:48:49.647196975</dc:date>
    <meta:editing-cycles>12</meta:editing-cycles>
    <meta:editing-duration>PT1H24M43S</meta:editing-duration>
    <meta:document-statistic meta:table-count="0" meta:image-count="0" meta:object-count="0" meta:page-count="2" meta:paragraph-count="19" meta:word-count="533" meta:character-count="3439" meta:non-whitespace-character-count="2919"/>
    <meta:template xlink:type="simple" xlink:actuate="onRequest" xlink:title="" xlink:href="Normal.dotm"/>
  </office:meta>
</office:document-meta>
</file>